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Lohit Hindi1" svg:font-family="'Lohit Hindi'"/>
    <style:font-face style:name="ArialMT" svg:font-family="ArialMT" style:font-family-generic="swiss"/>
    <style:font-face style:name="RMYVAA+Calibri" svg:font-family="RMYVAA+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text-autospace="none"/>
      <style:text-properties style:font-name="ARiel" fo:font-size="12pt" style:font-name-asian="ArialMT" style:font-size-asian="12pt" style:font-name-complex="ArialMT" style:font-size-complex="12pt"/>
    </style:style>
    <style:style style:name="P2" style:family="paragraph" style:parent-style-name="Standard">
      <style:paragraph-properties fo:line-height="200%" fo:text-align="start" style:justify-single-word="false" style:text-autospace="none"/>
      <style:text-properties style:font-name="ARiel" fo:font-size="12pt" style:font-name-asian="RMYVAA+Calibri" style:font-size-asian="12pt" style:font-name-complex="RMYVAA+Calibri" style:font-size-complex="12pt"/>
    </style:style>
    <style:style style:name="P3" style:family="paragraph" style:parent-style-name="Standard">
      <style:paragraph-properties fo:line-height="200%" fo:text-align="start" style:justify-single-word="false" style:text-autospace="none"/>
      <style:text-properties style:font-name="ARiel" fo:font-size="12pt" fo:font-weight="normal" style:font-name-asian="RMYVAA+Calibri" style:font-size-asian="12pt" style:font-weight-asian="normal" style:font-name-complex="RMYVAA+Calibri" style:font-size-complex="12pt" style:font-weight-complex="normal"/>
    </style:style>
    <style:style style:name="P4" style:family="paragraph" style:parent-style-name="Standard">
      <style:paragraph-properties fo:line-height="200%" fo:text-align="start" style:justify-single-word="false" style:text-autospace="none"/>
      <style:text-properties style:font-name="ARiel" fo:font-size="12pt" fo:font-weight="normal" style:font-size-asian="12pt" style:font-weight-asian="normal" style:font-size-complex="12pt" style:font-weight-complex="normal"/>
    </style:style>
    <style:style style:name="P5" style:family="paragraph" style:parent-style-name="Standard">
      <style:paragraph-properties fo:line-height="200%" style:writing-mode="lr-tb"/>
      <style:text-properties style:font-name="ARiel" fo:font-size="12pt" style:font-size-asian="12pt" style:font-size-complex="12pt"/>
    </style:style>
    <style:style style:name="P6" style:family="paragraph" style:parent-style-name="Standard">
      <style:paragraph-properties fo:line-height="200%" fo:text-align="end" style:justify-single-word="false" style:writing-mode="lr-tb"/>
      <style:text-properties style:font-name="ARiel" fo:font-size="12pt" style:font-size-asian="12pt" style:font-size-complex="12pt"/>
    </style:style>
    <style:style style:name="P7" style:family="paragraph" style:parent-style-name="Standard">
      <style:paragraph-properties fo:line-height="200%" fo:text-align="center" style:justify-single-word="false" style:writing-mode="lr-tb"/>
      <style:text-properties style:font-name="ARiel" fo:font-size="12pt" style:font-size-asian="12pt" style:font-size-complex="12pt"/>
    </style:style>
    <style:style style:name="P8" style:family="paragraph" style:parent-style-name="Standard">
      <style:paragraph-properties fo:line-height="200%" fo:text-align="start" style:justify-single-word="false" style:text-autospace="none" style:writing-mode="lr-tb"/>
      <style:text-properties style:font-name="ARiel" fo:font-size="12pt" fo:font-weight="normal" style:font-name-asian="RMYVAA+Calibri" style:font-size-asian="12pt" style:font-weight-asian="normal" style:font-name-complex="RMYVAA+Calibri"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cques Uber</text:p>
      <text:p text:style-name="P6">BB 331</text:p>
      <text:p text:style-name="P6">12/3/2012</text:p>
      <text:p text:style-name="P6">Final Essay</text:p>
      <text:p text:style-name="P7">Question 1</text:p>
      <text:p text:style-name="P7"/>
      <text:p text:style-name="P5">Question 1: Analyze the role of science and technology in shaping </text:p>
      <text:p text:style-name="P5">diverse fields using examples discussed in class.</text:p>
      <text:p text:style-name="P1"/>
      <text:p text:style-name="P1">Molecular biology is producing some of the most interesting results in modern day science. Knowledge of DNA and how it affects cellular function has allowed us to do amazing things grow replacement organs and help increase food supply. Advances in molecular biology have forked off many new fields of research.</text:p>
      <text:p text:style-name="P2"/>
      <text:p text:style-name="P2">The technology of changing an organism's DNA has spawned a lot of new areas of molecular biology. One of those areas involves changing a plant's DNA to cause the expression of a beneficial protein. By isolating a valued gene in one plant species, scientists can inject that isolated gene into the genome of another plant species. They do this insertion using something called a 'gene gun' or 'Agrobacterium'. Today we use this gene insertion technique in a lot of the plant products that you would find in a local super market. Corn, rice, and almost all soy all have had foreign genetic material inserted into their DNA. In the case of Bt Corn, a gene from a natural pesticide that produces a protein that kills the European corn borer is injected into corn seed DNA. Corn borers that eat corn that <text:soft-page-break/>has this inserted gene ingest the modified corn and die without damaging the corn. Corn that doesn't have this gene would normally have to be sprayed with pesticides and proponents of Bt Corn claim that by having the corn naturally contain pesticides there is less harm to the environment.</text:p>
      <text:p text:style-name="P2"/>
      <text:p text:style-name="P2">Another reason to change the DNA of a plant would be to have a plant produce proteins that could then be used in pharmaceuticals. The production of pharmaceutical proteins in genetically engineered plants is called biopharming. Things like insulin, blood proteins, and hormones call be produced using biopharming. Biopharming has a few obvious benefits: it will decrease the cost of producing pharmaceutical proteins and will also make those proteins more widely available. There are also potential risks involved with biopharming: it will change the natural genes found in plant life and could lead to contamination of the human food supply. Contaminating is a major concern because examples of it, starlink corn, have happened in the past.</text:p>
      <text:p text:style-name="P2"/>
      <text:p text:style-name="P3">Inserting DNA into an organism that humans eat is not confined to plant life. There is an emerging field of using genetically modified animals in the human food supply. Genetically Engineered Salmon (GE Salmon) have been developed to be bred like cattle in small tanks for their entire lives. Using genes from the Chinook salmon and the Ocean Pout Fish, Atlantic salmon have been modified to grow their entire lives (they usually only grow for part of their lives). This prolonged growth causes the salmon to be much larger than their native counterparts. A lot of people, including members of Congress, have called for a <text:soft-page-break/>ban on GE Salmon as some see them as a threat to the wild salmon if they ever escape into the natural salmon populations. Proponents of GE Salmon claim that by raising these fish in newly invented inland tanks the risk of the GE Salmon contaminating the wild population becomes low enough to not warrant any concern. The FDA hasn't approved the human consumption of GE Salmon and currently, under the advisement of congress, has no plans to.</text:p>
      <text:p text:style-name="P3"/>
      <text:p text:style-name="P3">Cloning human embryos is a controversial technology, but it's use to harvest pluripotent stem cells is critical to new fields in molecular biology (specifically tissue engineering). Human cloning can be classified into two broad types of cloning: Reproductive and Therapeutic cloning. Both types of cloning involve fertilizing a human egg with sperm and then growing an embryo. The difference between the two method is that reproductive cloning involves putting the embryo into a mother for further development, where as in therapeutic cloning the embryo is grown into a blastocyst and then harvested for it's pluripotent stem cells. The stem cells can then be used in all sorts of research and have lead to amazing lifesaving medical treatments like organ transplants that involve little risk of rejection. Unfortunately, this field of molecular biology has been marred with controversy. Since both cloning techniques involve the creation a human embryo, pro-life groups have tried to stop stem cell research. Proponents of therapeutic cloning claim that since the embryos have no chance of developing into a human being, there isn't a moral issue like the pro-life groups claim. Most scientists see reproductive cloning as immoral where as most pro-life groups don't seem to see a difference between therapeutic and reproductive cloning or view <text:soft-page-break/>both techniques as immoral. Fortunately, there exists a work-around that might make both sides happy. In 2012, British and Japanese scientists discovered how to take ordinary cells found in the human body and transform them into stem cells. This technology has the potential to allow stem cell research to happen without the use of human embryos.</text:p>
      <text:p text:style-name="P3"/>
      <text:p text:style-name="P8">A fascinating application of the use of stem cells is the emerging field of tissue engineering. Scientist have figured out how to build 'replacement organs' using a combination of cadaver organs that have had all of their cells removed and stem cells cultured from a patients own cells. This complicated procedure promises to provide a source of replacement organs for when our own original body parts fail. This could have a huge impact on public health as a large portion of deaths in this country are caused by some sort of major organ failure.</text:p>
      <text:p text:style-name="P4"/>
      <text:p text:style-name="P3">Traditionally, gene expression was thought to be hard coded into your DNA and was a static phenomenon. After the completion of the human genome project in 2003 scientist started to realize that there was more to gene expression than what they had previously thought. A whole new rich field of molecular biology, called Epigenetics, has emerged around the the studying of mechanisms that contribute to gene expression but are independent of actual DNA sequences. Therapeutic strategies targeting epigenetic functions are trying to force or stop the expression of certain genes to treat disease. Gene therapy could lead to a whole new way to treat cancer and disease.</text:p>
      <text:p text:style-name="P3"/>
      <text:p text:style-name="P3"><text:soft-page-break/>There are a lot of areas where molecular biology is leaving it's mark. As we understand more about how DNA works we become more powerful in every natural science. It will be interesting to see what new things science finds and what new types of emerging fields are enabled by these discove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el" svg:font-family="ARiel"/>
    <style:font-face style:name="Lohit Hindi1" svg:font-family="'Lohit Hindi'"/>
    <style:font-face style:name="ArialMT" svg:font-family="ArialMT" style:font-family-generic="swiss"/>
    <style:font-face style:name="RMYVAA+Calibri" svg:font-family="RMYVAA+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2-02T22:31:49</meta:creation-date>
    <dc:date>2012-12-03T12:19:52</dc:date>
    <meta:editing-duration>PT23M28S</meta:editing-duration>
    <meta:editing-cycles>5</meta:editing-cycles>
    <meta:generator>LibreOffice/3.5$Linux_X86_64 LibreOffice_project/350m1$Build-2</meta:generator>
    <meta:document-statistic meta:table-count="0" meta:image-count="0" meta:object-count="0" meta:page-count="5" meta:paragraph-count="15" meta:word-count="1084" meta:character-count="6565" meta:non-whitespace-character-count="5495"/>
  </office:meta>
</office:document-meta>
</file>